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fo:font-style="italic" style:text-underline-style="solid" style:text-underline-width="auto" style:text-underline-color="font-color" fo:font-weight="bold" officeooo:rsid="00136ff6" officeooo:paragraph-rsid="00136ff6" style:font-size-asian="17.5pt" style:font-style-asian="italic" style:font-weight-asian="bold" style:font-size-complex="20pt" style:font-style-complex="italic" style:font-weight-complex="bold"/>
    </style:style>
    <style:style style:name="P2" style:family="paragraph" style:parent-style-name="Standard">
      <style:text-properties fo:font-size="20pt" fo:font-style="italic" style:text-underline-style="solid" style:text-underline-width="auto" style:text-underline-color="font-color" fo:font-weight="bold" officeooo:rsid="00136ff6" officeooo:paragraph-rsid="00177aee" style:font-size-asian="17.5pt" style:font-style-asian="italic" style:font-weight-asian="bold" style:font-size-complex="20pt" style:font-style-complex="italic" style:font-weight-complex="bold"/>
    </style:style>
    <style:style style:name="P3" style:family="paragraph" style:parent-style-name="Standard">
      <style:text-properties fo:font-size="12pt" fo:font-style="normal" style:text-underline-style="none" fo:font-weight="normal" officeooo:rsid="00136ff6" officeooo:paragraph-rsid="00136ff6" style:font-size-asian="10.5pt" style:font-style-asian="normal" style:font-weight-asian="normal" style:font-size-complex="12pt" style:font-style-complex="normal" style:font-weight-complex="normal"/>
    </style:style>
    <style:style style:name="P4" style:family="paragraph" style:parent-style-name="Standard">
      <style:text-properties fo:font-size="12pt" fo:font-style="normal" style:text-underline-style="none" fo:font-weight="normal" officeooo:rsid="00144846" officeooo:paragraph-rsid="00144846"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normal" style:text-underline-style="none" fo:font-weight="normal" officeooo:rsid="00174e45" officeooo:paragraph-rsid="00174e45"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none" fo:font-weight="normal" officeooo:rsid="00177aee" officeooo:paragraph-rsid="00177aee"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style:text-underline-style="none" fo:font-weight="normal" officeooo:rsid="001a5cdb" officeooo:paragraph-rsid="001a5cdb"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style:text-underline-style="none" fo:font-weight="normal" officeooo:rsid="001b1810" officeooo:paragraph-rsid="001b1810"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rsid="001d0e3b" officeooo:paragraph-rsid="001d0e3b" style:font-size-asian="10.5pt" style:font-style-asian="normal" style:font-weight-asian="normal" style:font-size-complex="12pt" style:font-style-complex="normal" style:font-weight-complex="normal"/>
    </style:style>
    <style:style style:name="P10" style:family="paragraph" style:parent-style-name="Standard">
      <style:text-properties officeooo:paragraph-rsid="00202089"/>
    </style:style>
    <style:style style:name="P11" style:family="paragraph" style:parent-style-name="Standard">
      <style:text-properties fo:font-size="12pt" fo:font-style="italic" style:text-underline-style="none" fo:font-weight="normal" officeooo:rsid="00136ff6" officeooo:paragraph-rsid="00136ff6" style:font-size-asian="10.5pt" style:font-style-asian="italic" style:font-weight-asian="normal" style:font-size-complex="12pt" style:font-style-complex="italic" style:font-weight-complex="normal"/>
    </style:style>
    <style:style style:name="P12" style:family="paragraph" style:parent-style-name="Standard">
      <style:text-properties fo:font-size="16pt" fo:font-style="normal" style:text-underline-style="none" fo:font-weight="normal" officeooo:rsid="00144846" officeooo:paragraph-rsid="00144846" style:font-size-asian="14pt" style:font-style-asian="normal" style:font-weight-asian="normal" style:font-size-complex="16pt" style:font-style-complex="normal" style:font-weight-complex="normal"/>
    </style:style>
    <style:style style:name="P13" style:family="paragraph" style:parent-style-name="Standard">
      <style:text-properties fo:font-size="16pt" fo:font-style="normal" style:text-underline-style="none" fo:font-weight="normal" officeooo:rsid="00174e45" officeooo:paragraph-rsid="00174e45" style:font-size-asian="14pt" style:font-style-asian="normal" style:font-weight-asian="normal" style:font-size-complex="16pt" style:font-style-complex="normal" style:font-weight-complex="normal"/>
    </style:style>
    <style:style style:name="P14" style:family="paragraph" style:parent-style-name="Standard">
      <style:text-properties officeooo:paragraph-rsid="00207dd5"/>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44846"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officeooo:rsid="00144846"/>
    </style:style>
    <style:style style:name="T6" style:family="text">
      <style:text-properties fo:font-size="16pt" style:font-size-asian="14pt" style:font-size-complex="16pt"/>
    </style:style>
    <style:style style:name="T7" style:family="text">
      <style:text-properties fo:font-size="16pt" fo:font-style="italic" fo:font-weight="bold" style:font-size-asian="14pt" style:font-style-asian="italic" style:font-weight-asian="bold" style:font-size-complex="16pt" style:font-style-complex="italic" style:font-weight-complex="bold"/>
    </style:style>
    <style:style style:name="T8" style:family="text">
      <style:text-properties fo:font-size="16pt" fo:font-style="italic" fo:font-weight="bold" officeooo:rsid="00174e45" style:font-size-asian="14pt" style:font-style-asian="italic" style:font-weight-asian="bold" style:font-size-complex="16pt" style:font-style-complex="italic" style:font-weight-complex="bold"/>
    </style:style>
    <style:style style:name="T9" style:family="text">
      <style:text-properties officeooo:rsid="00177aee"/>
    </style:style>
    <style:style style:name="T10" style:family="text">
      <style:text-properties officeooo:rsid="0018fffa"/>
    </style:style>
    <style:style style:name="T11" style:family="text">
      <style:text-properties officeooo:rsid="001a5cdb"/>
    </style:style>
    <style:style style:name="T12" style:family="text">
      <style:text-properties officeooo:rsid="001b1810"/>
    </style:style>
    <style:style style:name="T13" style:family="text">
      <style:text-properties officeooo:rsid="001c07c5"/>
    </style:style>
    <style:style style:name="T14" style:family="text">
      <style:text-properties style:text-underline-style="solid" style:text-underline-width="auto" style:text-underline-color="font-color" fo:font-weight="bold" officeooo:rsid="001c07c5" style:font-weight-asian="bold" style:font-weight-complex="bold"/>
    </style:style>
    <style:style style:name="T15" style:family="text">
      <style:text-properties officeooo:rsid="001e21bf"/>
    </style:style>
    <style:style style:name="T16" style:family="text">
      <style:text-properties officeooo:rsid="00202089"/>
    </style:style>
    <style:style style:name="T17" style:family="text">
      <style:text-properties fo:language="en" fo:country="US"/>
    </style:style>
    <style:style style:name="T18" style:family="text">
      <style:text-properties fo:font-size="12pt" fo:font-style="normal" style:text-underline-style="none" fo:font-weight="normal" officeooo:rsid="001d0e3b" style:font-size-asian="10.5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1e21bf" style:font-size-asian="10.5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0174e45" style:font-size-asian="10.5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3</text:p>
      <text:p text:style-name="P1"/>
      <text:p text:style-name="P3">Define 2 empty arrays of size 20 characters.</text:p>
      <text:p text:style-name="P3"/>
      <text:p text:style-name="P3"><text:tab/>.data</text:p>
      <text:p text:style-name="P3"><text:tab/>buf: .space21</text:p>
      <text:p text:style-name="P3"><text:tab/>buf1: .space20</text:p>
      <text:p text:style-name="P3"/>
      <text:p text:style-name="P3">The data segment will recieve a string with a maximum size of up to 20 characters into a location</text:p>
      <text:p text:style-name="P3">called <text:span text:style-name="T2">buf </text:span><text:span text:style-name="T1">(using syscall 8). Write code that will perform the following operations:</text:span></text:p>
      <text:p text:style-name="P11"/>
      <text:p text:style-name="P11">- The ASCII value of each character should be compared to the character adjacent to it on the right (index bigger by 1)</text:p>
      <text:p text:style-name="P11"/>
      <text:p text:style-name="P3"><text:span text:style-name="T1">- </text:span>If the difference is positive, copy the character ‘+’ to the appropriate <text:span text:style-name="T5">place in </text:span><text:span text:style-name="T3">buf1</text:span><text:span text:style-name="T5">.</text:span></text:p>
      <text:p text:style-name="P3"/>
      <text:p text:style-name="P3">- <text:span text:style-name="T5">If the difference is negative, copy the character ‘-’ to the appropriate place in </text:span><text:span text:style-name="T3">buf1</text:span><text:span text:style-name="T5">.</text:span></text:p>
      <text:p text:style-name="P3"/>
      <text:p text:style-name="P3">- <text:span text:style-name="T5">If the difference is zero (identical characters), copy the character ‘=’ to the appropriate place in </text:span><text:span text:style-name="T3">buf1</text:span><text:span text:style-name="T5">.</text:span></text:p>
      <text:p text:style-name="P3"/>
      <text:p text:style-name="P4">- Finally, print:</text:p>
      <text:p text:style-name="P4"><text:s text:c="3"/>1) The string <text:span text:style-name="T2">buf1</text:span></text:p>
      <text:p text:style-name="P4"><text:s text:c="3"/>2) The number of times the adjacent characters were identical.</text:p>
      <text:p text:style-name="P4"/>
      <text:p text:style-name="P4"/>
      <text:p text:style-name="P4">20 bytes have been allocated to <text:span text:style-name="T2">buf1</text:span> location to ensure a null at the end of the string to be printed</text:p>
      <text:p text:style-name="P4">(there can only be 19 ASCII character pair comparsions).</text:p>
      <text:p text:style-name="P4"/>
      <text:p text:style-name="P4">For example, for the string (the value of <text:span text:style-name="T2">buf</text:span>):</text:p>
      <text:p text:style-name="P4"/>
      <text:p text:style-name="P4"><text:tab/><text:span text:style-name="T6">"</text:span><text:span text:style-name="T8">xabvfrqwertyqqqwaquu</text:span><text:span text:style-name="T6">"</text:span></text:p>
      <text:p text:style-name="P12"/>
      <text:p text:style-name="P5">1) The following string will be printed (the value of <text:span text:style-name="T2">buf1</text:span>):</text:p>
      <text:p text:style-name="P5"/>
      <text:p text:style-name="P5"><text:tab/><text:span text:style-name="T6">"</text:span><text:span text:style-name="T7">+--+-+-+---+==-+--=</text:span><text:span text:style-name="T6">"</text:span></text:p>
      <text:p text:style-name="P13"/>
      <text:p text:style-name="P5">2) Together with:</text:p>
      <text:p text:style-name="P5"/>
      <text:p text:style-name="P5"><text:tab/>The number of identical char in a row is: 3</text:p>
      <text:p text:style-name="P5"/>
      <text:p text:style-name="P5">Notes: </text:p>
      <text:p text:style-name="P14"><text:span text:style-name="T20">- </text:span><text:span text:style-name="T17">Messages should be printed </text:span><text:span text:style-name="T20">(syscall 4).</text:span></text:p>
      <text:p text:style-name="P5">- Notice that syscall 8 terminates input with null (ASCII value 0), but if not all characters have been entered, null will be preceded by the ASCII code 0xa, which indicates a line break.</text:p>
      <text:p text:style-name="P5"/>
      <text:p text:style-name="P5"/>
      <text:p text:style-name="P5"/>
      <text:p text:style-name="P5"/>
      <text:p text:style-name="P5"/>
      <text:p text:style-name="P2"><text:soft-page-break/>Question <text:span text:style-name="T9">4</text:span></text:p>
      <text:p text:style-name="P2"/>
      <text:p text:style-name="P6">A number of MIPS instructions should be defined in the data segment location. The instructions only consist of R-type instructions lw, sw, beq. The instructions should be entered into memory in hexadecimal form, as an array, without separation between the parts of the instruction (for example, the instruction lw $17, 0x2000($4) would appear as 0x8c912000). <text:s/>The label of the array should be TheCode. <text:span text:style-name="T10">A</text:span>t the end of the array, a word consisting of 32 bits <text:span text:style-name="T10">of 1 </text:span>will appear (<text:span text:style-name="T10">8 times F</text:span>). <text:span text:style-name="T10">Write a program that goes through the list of instructions, and counts how many instructions there are of each type. </text:span><text:span text:style-name="T11">It also counts for each register in the register group how many times it appears in the various instructions, (it does not matter which field rs or rt (or rd in R format only) ). The summary should be presented in a table. For example:</text:span></text:p>
      <text:p text:style-name="P6"/>
      <text:p text:style-name="P7">inst code/reg<text:tab/><text:tab/><text:tab/>appearances</text:p>
      <text:p text:style-name="P7">R-type<text:tab/><text:tab/><text:tab/><text:tab/>3</text:p>
      <text:p text:style-name="P7">lw<text:tab/><text:tab/><text:tab/><text:tab/>6</text:p>
      <text:p text:style-name="P7">sw<text:tab/><text:tab/><text:tab/><text:tab/>0</text:p>
      <text:p text:style-name="P7">beq<text:tab/><text:tab/><text:tab/><text:tab/>4</text:p>
      <text:p text:style-name="P7">9<text:tab/><text:tab/><text:tab/><text:tab/>4</text:p>
      <text:p text:style-name="P7">11<text:tab/><text:tab/><text:tab/><text:tab/>6</text:p>
      <text:p text:style-name="P7">17<text:tab/><text:tab/><text:tab/><text:tab/>2</text:p>
      <text:p text:style-name="P7">18<text:tab/><text:tab/><text:tab/><text:tab/>7</text:p>
      <text:p text:style-name="P7">19<text:tab/><text:tab/><text:tab/><text:tab/>4</text:p>
      <text:p text:style-name="P7">20<text:tab/><text:tab/><text:tab/><text:tab/>6</text:p>
      <text:p text:style-name="P7"/>
      <text:p text:style-name="P7">The numbers on the left, <text:span text:style-name="T12">after the instructions, are register numbers.</text:span></text:p>
      <text:p text:style-name="P8">A register whose number does not appear in the instructions should not appear in the table.</text:p>
      <text:p text:style-name="P8"/>
      <text:p text:style-name="P8">It can be seen from the table that for example R-type appeared 3 times, lw appeared 6 times, sw did not appear and beq appeared 9 times. Also, register number 9 appeared 4 times, register number 11 appeared 6 times, register number 17 appeared twice, and so on. </text:p>
      <text:p text:style-name="P8">To count the rt and rs fields in all formats (R and I) <text:span text:style-name="T4">an appropriate procedure should be used</text:span>. It accepts as a parameter the command encoding, and returns in register $v0 the number of the register $rs and in register $v1 the number of the register $rt. </text:p>
      <text:p text:style-name="P8">To count the rd field in R-type, <text:span text:style-name="T14">a separate appropriate procedure should be used only in the case of R format</text:span><text:span text:style-name="T13">. Finally, the occurrences of the registers should be summarized regradless of the field in which they appeared in the command. For the purpose of summarizing the occurrences, it is advisable to use an auxiliary array.</text:span></text:p>
      <text:p text:style-name="P8"/>
      <text:p text:style-name="P9">Notes:</text:p>
      <text:p text:style-name="P10"><text:span text:style-name="T18">- For your </text:span><text:span text:style-name="T17">convenience</text:span><text:span text:style-name="T18">, to trans</text:span><text:span text:style-name="T19">late any random code from assembly to 8 digits in hexadecimal, you can use MARS.</text:span></text:p>
      <text:p text:style-name="P9">- <text:span text:style-name="T15">It can be assumed that the code contains no more than 100 instructions.</text:span></text:p>
      <text:p text:style-name="P9">- <text:span text:style-name="T15">In the case of an invalid definition in the data segment, an appropriate message should be issued.</text:span></text:p>
      <text:p text:style-name="P9">- <text:span text:style-name="T15">A case shou</text:span><text:span text:style-name="T16">l</text:span><text:span text:style-name="T15">d be specified in which the rt field in the lw command has the value 0 in an appropriate message.</text:span></text:p>
      <text:p text:style-name="P9">- <text:span text:style-name="T15">A case should be specified in which the rd field in the R-type command has the value 0 in an appropriate message.</text:span></text:p>
      <text:p text:style-name="P9">- <text:span text:style-name="T15">A case should be specified </text:span><text:span text:style-name="T16">in which there is equality between the rt and rs fields in the beq command in an appropriate messag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58:35.507369861</meta:creation-date>
    <dc:date>2025-01-14T21:00:40.758789546</dc:date>
    <meta:editing-duration>PT5M29S</meta:editing-duration>
    <meta:editing-cycles>2</meta:editing-cycles>
    <meta:generator>LibreOffice/7.3.7.2$Linux_X86_64 LibreOffice_project/30$Build-2</meta:generator>
    <meta:document-statistic meta:table-count="0" meta:image-count="0" meta:object-count="0" meta:page-count="2" meta:paragraph-count="50" meta:word-count="722" meta:character-count="3984" meta:non-whitespace-character-count="3267"/>
  </office:meta>
</office:document-meta>
</file>